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Uni HCI Notes</dc:title>
    <dc:description/>
    <dc:subject>Uni HCI Notes</dc:subject>
    <meta:keyword>hci, human-computer-interaction, ux, a11y, hdm-stuttgart</meta:keyword>
    <dc:language>en</dc:language>
    <meta:initial-creator>Felix Pojtinger</meta:initial-creator>
    <dc:creator>Felix Pojtinger</dc:creator>
    <meta:creation-date>2022-06-24T16:43:58Z</meta:creation-date>
    <dc:date>2022-06-24T16:43:5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row>
      <mo stretchy="true" form="prefix">(</mo>
      <mfrac>
        <mi>D</mi>
        <mi>W</mi>
      </mfrac>
      <mo>+</mo>
      <mn>1</mn>
      <mo stretchy="true" form="postfix">)</mo>
    </mrow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row>
      <mo stretchy="true" form="prefix">(</mo>
      <mi>n</mi>
      <mo>+</mo>
      <mn>1</mn>
      <mo stretchy="true" form="postfix">)</mo>
    </mrow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